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schreibung Jünger Gottes:</text:p>
      <text:p text:style-name="Standard"/>
      <text:p text:style-name="Standard">Die Jünger Gottes glauben fest an eine Alienrasse die uns Menschen geformt hat. Sie erkunden viele Gebiete, sind auf der Suche nach Artefakten und versuchen Sektenartig ihre Ansicht weiterzuverbreiten. Sie haben es geschafft sich eine Flotte aus Allianzschiffen zu „erbauen“ und sind in diesem System halb so stark wie die Allianz. Die Piraten haben in früheren Zeiten sich oft mit den Jüngern Gottes verbündet, da diese eine große Einnahmequelle sind.</text:p>
      <text:p text:style-name="Standard"/>
      <text:p text:style-name="Standard">Geleitet werden die Jünger Gottes durch ihre zwei Tempelführer. Sie besitzen auch einen fast unbewohnbaren Planeten, wo überwiegend geforscht u. nach hinweisen zur Alienrasse gesucht werden.</text:p>
      <text:p text:style-name="Standard"/>
      <text:p text:style-name="P2">Karrierestufen:</text:p>
      <text:p text:style-name="Standard"/>
      <text:p text:style-name="Standard"><text:tab/>0-20 → Gläubiger</text:p>
      <text:p text:style-name="Standard"><text:tab/>20-40 → Sucher ( Artefakte, Aufträge durchführen )</text:p>
      <text:p text:style-name="Standard"><text:tab/>40-60 → Anwerber ( mind. Frachtschiff, Missionieren, Piratengeschäfte, <text:s/>Kämpfen)</text:p>
      <text:p text:style-name="Standard"><text:tab/>60-80 → Priester ( führer von einer kleinen Flotte, Missionieren, Spion, Gottesdienste)</text:p>
      <text:p text:style-name="Standard"><text:tab/>80-100 → Templer ( eigener Tempel, große Flot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2S</meta:editing-duration>
    <meta:editing-cycles>3</meta:editing-cycles>
    <meta:generator>OpenOffice/4.1.5$Win32 OpenOffice.org_project/415m1$Build-9789</meta:generator>
    <dc:date>2019-11-08T13:40:01.29</dc:date>
    <meta:document-statistic meta:table-count="0" meta:image-count="0" meta:object-count="0" meta:page-count="1" meta:paragraph-count="9" meta:word-count="140" meta:character-count="969"/>
    <meta:user-defined meta:name="Info 1"/>
    <meta:user-defined meta:name="Info 2"/>
    <meta:user-defined meta:name="Info 3"/>
    <meta:user-defined meta:name="Info 4"/>
  </office:meta>
</office:document-meta>
</file>